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99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otal_duration</text:p>
          </table:table-cell>
          <table:table-cell office:value-type="string" calcext:value-type="string">
            <text:p>total_frame_number</text:p>
          </table:table-cell>
          <table:table-cell office:value-type="string" calcext:value-type="string">
            <text:p>days_in_culture</text:p>
          </table:table-cell>
        </table:table-row>
        <table:table-row table:style-name="ro1">
          <table:table-cell office:value-type="string" calcext:value-type="string">
            <text:p>120625_cocaine20uM_astro_striatum_PBS_slide64_region1_intensities</text:p>
          </table:table-cell>
          <table:table-cell office:value-type="float" office:value="1214.09687" calcext:value-type="float">
            <text:p>1214.09687</text:p>
          </table:table-cell>
          <table:table-cell office:value-type="float" office:value="6475" calcext:value-type="float">
            <text:p>6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0625_control_astro_striatum_PBS_slide65_region1_intensities</text:p>
          </table:table-cell>
          <table:table-cell office:value-type="float" office:value="1218.09737" calcext:value-type="float">
            <text:p>1218.09737</text:p>
          </table:table-cell>
          <table:table-cell office:value-type="float" office:value="6483" calcext:value-type="float">
            <text:p>6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0625_con_astro_striatum_PBS_slide67_region1_intensities</text:p>
          </table:table-cell>
          <table:table-cell office:value-type="float" office:value="1216.3545" calcext:value-type="float">
            <text:p>1216.3545</text:p>
          </table:table-cell>
          <table:table-cell office:value-type="float" office:value="6493" calcext:value-type="float">
            <text:p>64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30625_cocaine20uM_astro_striatum_PBS_slide67_region1_intensities</text:p>
          </table:table-cell>
          <table:table-cell office:value-type="float" office:value="1257.77837" calcext:value-type="float">
            <text:p>1257.77837</text:p>
          </table:table-cell>
          <table:table-cell office:value-type="float" office:value="6716" calcext:value-type="float">
            <text:p>67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30625_glutamate200uM_astro_striatum_PBS_slide67_region1_intensities</text:p>
          </table:table-cell>
          <table:table-cell office:value-type="float" office:value="1235.684" calcext:value-type="float">
            <text:p>1235.684</text:p>
          </table:table-cell>
          <table:table-cell office:value-type="float" office:value="6597" calcext:value-type="float">
            <text:p>65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30625_con_astro_striatum_PBS_slide67_region1_whole_frame_intensities</text:p>
          </table:table-cell>
          <table:table-cell office:value-type="float" office:value="1216.3545" calcext:value-type="float">
            <text:p>1216.3545</text:p>
          </table:table-cell>
          <table:table-cell office:value-type="float" office:value="6493" calcext:value-type="float">
            <text:p>64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80725_con_astro_striatum_ACSF_slide69_region1_intensities</text:p>
          </table:table-cell>
          <table:table-cell office:value-type="float" office:value="1221.43612" calcext:value-type="float">
            <text:p>1221.43612</text:p>
          </table:table-cell>
          <table:table-cell office:value-type="float" office:value="6522" calcext:value-type="float">
            <text:p>6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0725_cocaine20uM_astro_striatum_ACSF_slide70_region1_intensities</text:p>
          </table:table-cell>
          <table:table-cell office:value-type="float" office:value="1205.732" calcext:value-type="float">
            <text:p>1205.732</text:p>
          </table:table-cell>
          <table:table-cell office:value-type="float" office:value="6438" calcext:value-type="float">
            <text:p>64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80725_cocaine20uM_astro_striatum_ACSF_slide71_region1_intensities</text:p>
          </table:table-cell>
          <table:table-cell office:value-type="float" office:value="1211.544" calcext:value-type="float">
            <text:p>1211.544</text:p>
          </table:table-cell>
          <table:table-cell office:value-type="float" office:value="6469" calcext:value-type="float">
            <text:p>64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90725_con_astro_striatum_ACSF_slide72_region1_intensities</text:p>
          </table:table-cell>
          <table:table-cell office:value-type="float" office:value="1204.52437" calcext:value-type="float">
            <text:p>1204.52437</text:p>
          </table:table-cell>
          <table:table-cell office:value-type="float" office:value="6431" calcext:value-type="float">
            <text:p>64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90725_cocaine20uM_astro_striatum_ACSF_slide73_region1_intensities</text:p>
          </table:table-cell>
          <table:table-cell office:value-type="float" office:value="1213.22162" calcext:value-type="float">
            <text:p>1213.22162</text:p>
          </table:table-cell>
          <table:table-cell office:value-type="float" office:value="6478" calcext:value-type="float">
            <text:p>6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725_con_astro_striatum_ACSF_slide74_region1_intensities</text:p>
          </table:table-cell>
          <table:table-cell office:value-type="float" office:value="1206.12987" calcext:value-type="float">
            <text:p>1206.12987</text:p>
          </table:table-cell>
          <table:table-cell office:value-type="float" office:value="6440" calcext:value-type="float">
            <text:p>64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725_cocaine20uM_astro_striatum_ACSF_slide75_region1_intensities</text:p>
          </table:table-cell>
          <table:table-cell office:value-type="float" office:value="1238.41512" calcext:value-type="float">
            <text:p>1238.41512</text:p>
          </table:table-cell>
          <table:table-cell office:value-type="float" office:value="6612" calcext:value-type="float">
            <text:p>6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0725_con_astro_striatum_ACSF_slide76_region1_intensities</text:p>
          </table:table-cell>
          <table:table-cell office:value-type="float" office:value="1318.75337" calcext:value-type="float">
            <text:p>1318.75337</text:p>
          </table:table-cell>
          <table:table-cell office:value-type="float" office:value="7041" calcext:value-type="float">
            <text:p>70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50725_con_astro_striatum_ACSF_slide78_region1_mc_intensities</text:p>
          </table:table-cell>
          <table:table-cell office:value-type="float" office:value="1202.71775" calcext:value-type="float">
            <text:p>1202.71775</text:p>
          </table:table-cell>
          <table:table-cell office:value-type="float" office:value="6422" calcext:value-type="float">
            <text:p>64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50725_cocaine20uM_astro_striatum_ACSF_slide79_region1_intensities</text:p>
          </table:table-cell>
          <table:table-cell office:value-type="float" office:value="1205.17225" calcext:value-type="float">
            <text:p>1205.17225</text:p>
          </table:table-cell>
          <table:table-cell office:value-type="float" office:value="6435" calcext:value-type="float">
            <text:p>64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0725_con_astro_striatum_ACSF_slide80_region1_intensities</text:p>
          </table:table-cell>
          <table:table-cell office:value-type="float" office:value="1232.37312" calcext:value-type="float">
            <text:p>1232.37312</text:p>
          </table:table-cell>
          <table:table-cell office:value-type="float" office:value="6580" calcext:value-type="float">
            <text:p>6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0725_cocaine20uM_astro_striatum_ACSF_slide82_region1_mc_intensities</text:p>
          </table:table-cell>
          <table:table-cell office:value-type="float" office:value="1203.4665" calcext:value-type="float">
            <text:p>1203.4665</text:p>
          </table:table-cell>
          <table:table-cell office:value-type="float" office:value="6462" calcext:value-type="float">
            <text:p>6462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4:26:00.638869892</meta:creation-date>
    <dc:date>2025-12-27T12:58:53.308169825</dc:date>
    <meta:editing-duration>PT8H51M2S</meta:editing-duration>
    <meta:editing-cycles>47</meta:editing-cycles>
    <meta:generator>LibreOffice/7.4.7.2$Linux_X86_64 LibreOffice_project/40$Build-2</meta:generator>
    <meta:document-statistic meta:table-count="1" meta:cell-count="76" meta:object-count="0"/>
  </office:meta>
</office:document-meta>
</file>